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585C81CF.png" manifest:media-type="image/png"/>
  <manifest:file-entry manifest:full-path="Pictures/100000000000078000000438A837F39D.png" manifest:media-type="image/png"/>
  <manifest:file-entry manifest:full-path="Pictures/100000000000078000000438AD4D0ED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3.994cm, 6.607cm, 10.368cm, 8.697cm)" draw:image-opacity="100%" style:mirror="non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17.288cm, 6.607cm, 5.326cm, 8.355cm)" draw:image-opacity="100%" style:mirror="non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5.867cm, 38.765cm, 20.833cm, 8.555cm)" draw:image-opacity="100%" style:mirror="none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9.342cm, 32.616cm, 17.224cm, 8.02cm)" draw:image-opacity="100%" style:mirror="none"/>
    </style:style>
    <style:style style:name="gr5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12.818cm, 30.477cm, 13.347cm, 7.218cm)" draw:image-opacity="100%" style:mirror="none"/>
    </style:style>
    <style:style style:name="gr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16.294cm, 36.894cm, 9.871cm, 8.021cm)" draw:image-opacity="100%" style:mirror="none"/>
    </style:style>
    <style:style style:name="P1" style:family="paragraph">
      <style:paragraph-properties fo:text-align="center"/>
      <style:text-properties style:text-underline-style="solid" style:text-underline-width="auto" style:text-underline-color="font-colo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20.8cm" svg:height="9.3cm" svg:x="0cm" svg:y="5.6cm">
          <draw:image xlink:href="Pictures/100000000000078000000438AD4D0ED1.png" xlink:type="simple" xlink:show="embed" xlink:actuate="onLoad">
            <text:p/>
          </draw:image>
        </draw:frame>
        <draw:frame draw:style-name="gr2" draw:text-style-name="P2" draw:layer="layout" svg:width="21cm" svg:height="3.9cm" svg:x="0cm" svg:y="15cm">
          <draw:image xlink:href="Pictures/100000000000078000000438AD4D0ED1.png" xlink:type="simple" xlink:show="embed" xlink:actuate="onLoad">
            <text:p/>
          </draw:image>
        </draw:frame>
        <draw:frame draw:style-name="gr3" draw:text-style-name="P2" draw:layer="layout" svg:width="2.6cm" svg:height="1.6cm" svg:x="0.324cm" svg:y="4.959cm">
          <draw:image xlink:href="Pictures/100000000000078000000438A837F39D.png" xlink:type="simple" xlink:show="embed" xlink:actuate="onLoad">
            <text:p/>
          </draw:image>
        </draw:frame>
        <draw:frame draw:style-name="gr3" draw:text-style-name="P2" draw:layer="layout" svg:width="2.6cm" svg:height="1.6cm" svg:x="0.6cm" svg:y="14.5cm">
          <draw:image xlink:href="Pictures/100000000000078000000438A837F39D.png" xlink:type="simple" xlink:show="embed" xlink:actuate="onLoad">
            <text:p/>
          </draw:image>
        </draw:frame>
        <draw:frame draw:style-name="gr3" draw:text-style-name="P2" draw:layer="layout" svg:width="2.6cm" svg:height="1.6cm" svg:x="0.594cm" svg:y="9.771cm">
          <draw:image xlink:href="Pictures/100000000000078000000438A837F39D.png" xlink:type="simple" xlink:show="embed" xlink:actuate="onLoad">
            <text:p/>
          </draw:image>
        </draw:frame>
        <draw:frame draw:style-name="gr4" draw:text-style-name="P2" draw:layer="layout" svg:width="7.8cm" svg:height="1.5cm" svg:x="1.1cm" svg:y="3.9cm">
          <draw:image xlink:href="Pictures/100000000000078000000438A837F39D.png" xlink:type="simple" xlink:show="embed" xlink:actuate="onLoad">
            <text:p/>
          </draw:image>
        </draw:frame>
        <draw:frame draw:style-name="gr5" draw:text-style-name="P2" draw:layer="layout" svg:width="8.4cm" svg:height="1.9cm" svg:x="0.9cm" svg:y="8.624cm">
          <draw:image xlink:href="Pictures/100000000000078000000438585C81CF.png" xlink:type="simple" xlink:show="embed" xlink:actuate="onLoad">
            <text:p/>
          </draw:image>
        </draw:frame>
        <draw:frame draw:style-name="gr6" draw:text-style-name="P2" draw:layer="layout" svg:width="4.7cm" svg:height="1.7cm" svg:x="1.5cm" svg:y="13.7cm">
          <draw:image xlink:href="Pictures/100000000000078000000438585C81C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9-29T15:24:41.568554683</dc:date>
    <meta:generator>LibreOffice/4.2.8.2$Linux_X86_64 LibreOffice_project/420m0$Build-2</meta:generator>
    <meta:editing-duration>PT2M5S</meta:editing-duration>
    <meta:editing-cycles>3</meta:editing-cycles>
    <meta:document-statistic meta:object-count="8"/>
  </office:meta>
</office:document-meta>
</file>